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0b2" officeooo:paragraph-rsid="001b00b2"/>
    </style:style>
    <style:style style:name="P2" style:family="paragraph" style:parent-style-name="Title_20_and_20_Content_7e_LT_7e_Gliederung_20_1">
      <style:text-properties officeooo:rsid="001b00b2" officeooo:paragraph-rsid="001b00b2"/>
    </style:style>
    <style:style style:name="T1" style:family="text">
      <style:text-properties style:font-name="Gill Sans 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:What's the difference between styling using classes and styling elements directly?</text:span></text:p>
      <text:p text:style-name="P2"><text:span text:style-name="T1">ANS:Using class is very good becouse you can </text:span></text:p>
      <text:p text:style-name="P2"><text:span text:style-name="T1">manage all the H1or P tags at same time</text:span></text:p>
      <text:p text:style-name="P2"><text:span text:style-name="T1">using directy styling not bad but you can’t manage all the pragharaph at the same time</text:span></text:p>
      <text:p text:style-name="P2"><text:span text:style-name="T1">2: you use dot and the name of class like .author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8:14:54.182388372</meta:creation-date>
    <dc:date>2021-10-01T08:22:19.312559490</dc:date>
    <meta:editing-duration>PT7M26S</meta:editing-duration>
    <meta:editing-cycles>1</meta:editing-cycles>
    <meta:document-statistic meta:table-count="0" meta:image-count="0" meta:object-count="0" meta:page-count="1" meta:paragraph-count="5" meta:word-count="55" meta:character-count="303" meta:non-whitespace-character-count="252"/>
    <meta:generator>LibreOffice/6.4.7.2$Linux_X86_64 LibreOffice_project/40$Build-2</meta:generator>
  </office:meta>
</office:document-meta>
</file>